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A6A6A6"/>
      <style:text-properties fo:color="#FFFFFF"/>
    </style:style>
    <style:style style:name="ce4" style:family="table-cell" style:parent-style-name="Default" style:data-style-name="N0">
      <style:table-cell-properties fo:border="thin solid #000000" style:vertical-align="automatic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/>
    </style:style>
    <style:style style:name="ce8" style:family="table-cell" style:parent-style-name="Default" style:data-style-name="N0">
      <style:table-cell-properties style:vertical-align="automatic" fo:background-color="transparent"/>
      <style:text-properties fo:color="#FFFFFF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/>
    </style:style>
    <style:style style:name="ce10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automatic" fo:background-color="transparen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0.2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spanned="5" table:number-rows-spanned="1" table:style-name="ce6"/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spanned="3" table:number-rows-spanned="1" table:style-name="ce8"/>
          <table:covered-table-cell table:number-columns-repeated="2"/>
          <table:table-cell table:number-columns-spanned="2" table:number-rows-spanned="1" table:style-name="ce8"/>
          <table:covered-table-cell/>
          <table:table-cell table:number-columns-repeated="16378"/>
        </table:table-row>
        <table:table-row table:style-name="ro1">
          <table:table-cell/>
          <table:table-cell table:number-columns-spanned="5" table:number-rows-spanned="1" table:style-name="ce7"/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spanned="5" table:number-rows-spanned="1" table:style-name="ce7"/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spanned="5" table:number-rows-spanned="1" table:style-name="ce7"/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spanned="1" table:number-rows-spanned="5" table:style-name="ce7"/>
          <table:table-cell table:number-columns-spanned="3" table:number-rows-spanned="1" table:style-name="ce7"/>
          <table:covered-table-cell table:number-columns-repeated="2"/>
          <table:table-cell table:number-columns-spanned="1" table:number-rows-spanned="5" table:style-name="ce7"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7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7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7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7"/>
          <table:covered-table-cell table:number-columns-repeated="2"/>
          <table:covered-table-cell/>
          <table:table-cell table:number-columns-repeated="16378"/>
        </table:table-row>
        <table:table-row table:style-name="ro2">
          <table:table-cell/>
          <table:table-cell table:number-columns-spanned="5" table:number-rows-spanned="1" table:style-name="ce7"/>
          <table:covered-table-cell table:number-columns-repeated="4"/>
          <table:table-cell table:number-columns-repeated="16378"/>
        </table:table-row>
        <table:table-row table:style-name="ro3">
          <table:table-cell/>
          <table:table-cell table:number-columns-spanned="5" table:number-rows-spanned="1" table:style-name="ce7"/>
          <table:covered-table-cell table:number-columns-repeated="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5" table:number-rows-spanned="1" table:style-name="ce2">
            <text:p>Plantilla Registro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3" table:number-rows-spanned="1" table:style-name="ce3">
            <text:p>ID:<text:s/></text:p>
          </table:table-cell>
          <table:covered-table-cell table:number-columns-repeated="2"/>
          <table:table-cell office:value-type="string" table:number-columns-spanned="2" table:number-rows-spanned="1" table:style-name="ce3">
            <text:p>Fecha:<text:s/>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4">
            <text:p>Nombre Completo:<text:s/>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4">
            <text:p>Correo electrónico: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5">
            <text:p>Descripción:<text:s/>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spanned="1" table:number-rows-spanned="5" table:style-name="ce9"/>
          <table:table-cell table:number-columns-spanned="3" table:number-rows-spanned="1" table:style-name="ce4"/>
          <table:covered-table-cell table:number-columns-repeated="2"/>
          <table:table-cell table:number-columns-spanned="1" table:number-rows-spanned="5" table:style-name="ce10"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table-cell table:number-columns-spanned="5" table:number-rows-spanned="1" table:style-name="ce11"/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4">
            <text:p>Estado: Pendiente de aceptación</text:p>
          </table:table-cell>
          <table:covered-table-cell table:number-columns-repeated="4"/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title/>
    <dc:description/>
    <dc:subject/>
    <meta:initial-creator>fernández martínez pablo</meta:initial-creator>
    <dc:creator>couselo blanco sergio</dc:creator>
    <meta:creation-date>2024-01-30T15:27:30Z</meta:creation-date>
    <dc:date>2024-02-11T21:28:55Z</dc:date>
  </office:meta>
</office:document-meta>
</file>